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weight="bold" officeooo:rsid="001342cd" officeooo:paragraph-rsid="001342c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weight="normal" officeooo:rsid="001342cd" officeooo:paragraph-rsid="001342cd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DejaVu Serif" fo:font-size="8pt" fo:font-weight="normal" officeooo:rsid="001342cd" officeooo:paragraph-rsid="001342cd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DejaVu Serif" fo:font-size="8pt" fo:font-weight="normal" officeooo:rsid="001342cd" officeooo:paragraph-rsid="00164c75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font-name="DejaVu Serif" fo:font-size="8pt" fo:font-weight="normal" officeooo:rsid="0017b6da" officeooo:paragraph-rsid="0017b6da" style:font-size-asian="8pt" style:font-weight-asian="normal" style:font-size-complex="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342cd" style:font-size-asian="18pt" style:font-size-complex="18pt"/>
    </style:style>
    <style:style style:name="T3" style:family="text">
      <style:text-properties officeooo:rsid="00164c75"/>
    </style:style>
    <style:style style:name="T4" style:family="text">
      <style:text-properties officeooo:rsid="0017b6da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b2b2b2" style:background-transparency="0%" draw:fill="solid" draw:fill-color="#b2b2b2" draw:opacity="100%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1" text:anchor-type="paragraph" svg:width="12.783cm" draw:z-index="0"><draw:text-box fo:min-height="2.78cm"><text:p text:style-name="P1"/><text:p text:style-name="P1">EXERCICE N°1</text:p><text:p text:style-name="P1"/><text:p text:style-name="P2">Effectuer les calculs suivant et donner le résultat sous </text:p><text:p text:style-name="P2">la forme d’une fraction simplifiée :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1) <draw:frame draw:style-name="fr2" draw:name="Objet1" text:anchor-type="as-char" svg:y="-0.93cm" svg:width="2.568cm" svg:height="1.496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=</text:span><text:span text:style-name="T1"><draw:frame draw:style-name="fr2" draw:name="Objet10" text:anchor-type="as-char" svg:y="-0.93cm" svg:width="3.025cm" svg:height="1.496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">=</text:span></text:p>
      <text:p text:style-name="P3"/>
      <text:p text:style-name="P4">2) <draw:frame draw:style-name="fr2" draw:name="Objet2" text:anchor-type="as-char" svg:y="-0.93cm" svg:width="3.027cm" svg:height="1.496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">=</text:span></text:p>
      <text:p text:style-name="P3"/>
      <text:p text:style-name="P4">3) <draw:frame draw:style-name="fr2" draw:name="Objet3" text:anchor-type="as-char" svg:y="-0.93cm" svg:width="3.263cm" svg:height="1.496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">=</text:span><text:span text:style-name="T1"><draw:frame draw:style-name="fr2" draw:name="Objet11" text:anchor-type="as-char" svg:y="-0.93cm" svg:width="3.722cm" svg:height="1.496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">=</text:span></text:p>
      <text:p text:style-name="P3"/>
      <text:p text:style-name="P4">4) <draw:frame draw:style-name="fr2" draw:name="Objet4" text:anchor-type="as-char" svg:y="-0.93cm" svg:width="4.105cm" svg:height="1.496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">=</text:span></text:p>
      <text:p text:style-name="P3"/>
      <text:p text:style-name="P4">5) <draw:frame draw:style-name="fr2" draw:name="Objet5" text:anchor-type="as-char" svg:y="-0.93cm" svg:width="3.881cm" svg:height="1.496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">=</text:span></text:p>
      <text:p text:style-name="P3"/>
      <text:p text:style-name="P4">6) <draw:frame draw:style-name="fr2" draw:name="Objet6" text:anchor-type="as-char" svg:y="-0.93cm" svg:width="3.632cm" svg:height="1.496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">=</text:span></text:p>
      <text:p text:style-name="P3"/>
      <text:p text:style-name="P4">7) <draw:frame draw:style-name="fr2" draw:name="Objet7" text:anchor-type="as-char" svg:y="-0.93cm" svg:width="4.284cm" svg:height="1.49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">=</text:span></text:p>
      <text:p text:style-name="P3"/>
      <text:p text:style-name="P5">8) <draw:frame draw:style-name="fr2" draw:name="Objet8" text:anchor-type="as-char" svg:y="-0.93cm" svg:width="4.422cm" svg:height="1.496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2">=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0:27:04.728245913</meta:creation-date>
    <dc:date>2021-09-21T11:02:33.053475344</dc:date>
    <meta:editing-duration>PT29S</meta:editing-duration>
    <meta:editing-cycles>1</meta:editing-cycles>
    <meta:document-statistic meta:table-count="0" meta:image-count="0" meta:object-count="10" meta:page-count="1" meta:paragraph-count="11" meta:word-count="33" meta:character-count="139" meta:non-whitespace-character-count="116"/>
    <meta:generator>LibreOffice/6.4.3.2$Linux_X86_64 LibreOffice_project/40$Build-2</meta:generator>
  </office:meta>
</office:document-meta>
</file>

<file path=Object 1/content.xml><?xml version="1.0" encoding="utf-8"?>
<math xmlns="http://www.w3.org/1998/Math/MathML" display="block">
  <semantics>
    <mstyle mathsize="18pt">
      <mrow>
        <mfrac>
          <mn>7</mn>
          <mn>4</mn>
        </mfrac>
        <mo stretchy="false">+</mo>
        <mrow>
          <mfrac>
            <mn>6</mn>
            <mn>5</mn>
          </mfrac>
          <mo stretchy="false">×</mo>
          <mfrac>
            <mn>3</mn>
            <mn>8</mn>
          </mfrac>
        </mrow>
      </mrow>
    </mstyle>
    <annotation encoding="StarMath 5.0">
size 18 {{7} over {4} + {6} over {5} times {{3} over {8}} } </annotation>
  </semantics>
</math>
</file>

<file path=Object 10/content.xml><?xml version="1.0" encoding="utf-8"?>
<math xmlns="http://www.w3.org/1998/Math/MathML" display="block">
  <semantics>
    <mstyle mathsize="18pt">
      <mrow>
        <mfrac>
          <mn>7</mn>
          <mn>4</mn>
        </mfrac>
        <mo stretchy="false">+</mo>
        <mrow>
          <mo fence="true" stretchy="false">(</mo>
          <mrow>
            <mrow>
              <mfrac>
                <mn>6</mn>
                <mn>5</mn>
              </mfrac>
              <mo stretchy="false">×</mo>
              <mfrac>
                <mn>3</mn>
                <mn>8</mn>
              </mfrac>
            </mrow>
          </mrow>
          <mo fence="true" stretchy="false">)</mo>
        </mrow>
      </mrow>
    </mstyle>
    <annotation encoding="StarMath 5.0">
size 18 {{7} over {4} + ({6} over {5} times {{3} over {8}}) } </annotation>
  </semantics>
</math>
</file>

<file path=Object 11/content.xml><?xml version="1.0" encoding="utf-8"?>
<math xmlns="http://www.w3.org/1998/Math/MathML" display="block">
  <semantics>
    <mstyle mathsize="18pt">
      <mrow>
        <mrow>
          <mo fence="true" stretchy="false">(</mo>
          <mrow>
            <mrow>
              <mfrac>
                <mn>7</mn>
                <mn>32</mn>
              </mfrac>
              <mo stretchy="false">÷</mo>
              <mfrac>
                <mn>3</mn>
                <mn>32</mn>
              </mfrac>
            </mrow>
          </mrow>
          <mo fence="true" stretchy="false">)</mo>
        </mrow>
        <mo stretchy="false">×</mo>
        <mfrac>
          <mn>4</mn>
          <mn>6</mn>
        </mfrac>
      </mrow>
    </mstyle>
    <annotation encoding="StarMath 5.0">
size 18 {({7} over {32} div {{3} over {32}}) times {{4} over {6}} } </annotation>
  </semantics>
</math>
</file>

<file path=Object 2/content.xml><?xml version="1.0" encoding="utf-8"?>
<math xmlns="http://www.w3.org/1998/Math/MathML" display="block">
  <semantics>
    <mstyle mathsize="18pt">
      <mrow>
        <mrow>
          <mo fence="true" stretchy="false">(</mo>
          <mrow>
            <mrow>
              <mfrac>
                <mn>7</mn>
                <mn>4</mn>
              </mfrac>
              <mo stretchy="false">+</mo>
              <mfrac>
                <mn>6</mn>
                <mn>5</mn>
              </mfrac>
            </mrow>
          </mrow>
          <mo fence="true" stretchy="false">)</mo>
        </mrow>
        <mo stretchy="false">×</mo>
        <mfrac>
          <mn>3</mn>
          <mn>8</mn>
        </mfrac>
      </mrow>
    </mstyle>
    <annotation encoding="StarMath 5.0">
size 18 {({7} over {4} + {6} over {5}) times {{3} over {8}} } </annotation>
  </semantics>
</math>
</file>

<file path=Object 3/content.xml><?xml version="1.0" encoding="utf-8"?>
<math xmlns="http://www.w3.org/1998/Math/MathML" display="block">
  <semantics>
    <mstyle mathsize="18pt">
      <mrow>
        <mfrac>
          <mn>7</mn>
          <mn>32</mn>
        </mfrac>
        <mo stretchy="false">÷</mo>
        <mfrac>
          <mn>3</mn>
          <mn>32</mn>
        </mfrac>
        <mo stretchy="false">×</mo>
        <mfrac>
          <mn>4</mn>
          <mn>6</mn>
        </mfrac>
      </mrow>
    </mstyle>
    <annotation encoding="StarMath 5.0">
size 18 {{7} over {32} div {{3} over {32}} times {{4} over {6}} } </annotation>
  </semantics>
</math>
</file>

<file path=Object 4/content.xml><?xml version="1.0" encoding="utf-8"?>
<math xmlns="http://www.w3.org/1998/Math/MathML" display="block">
  <semantics>
    <mstyle mathsize="18pt">
      <mrow>
        <mfrac>
          <mn>15</mn>
          <mn>26</mn>
        </mfrac>
        <mo stretchy="false">÷</mo>
        <mrow>
          <mo fence="true" stretchy="false">(</mo>
          <mrow>
            <mrow>
              <mfrac>
                <mrow>
                  <mo stretchy="false">−</mo>
                  <mn>3</mn>
                </mrow>
                <mn>26</mn>
              </mfrac>
              <mo stretchy="false">+</mo>
              <mfrac>
                <mn>4</mn>
                <mn>26</mn>
              </mfrac>
            </mrow>
          </mrow>
          <mo fence="true" stretchy="false">)</mo>
        </mrow>
      </mrow>
    </mstyle>
    <annotation encoding="StarMath 5.0">
size 18 {{{15} over {26}} div ({{-3} over {26}} + {{4} over {26}} )} </annotation>
  </semantics>
</math>
</file>

<file path=Object 5/content.xml><?xml version="1.0" encoding="utf-8"?>
<math xmlns="http://www.w3.org/1998/Math/MathML" display="block">
  <semantics>
    <mstyle mathsize="18pt">
      <mrow>
        <mfrac>
          <mrow>
            <mo stretchy="false">−</mo>
            <mn>5</mn>
          </mrow>
          <mn>12</mn>
        </mfrac>
        <mo stretchy="false">÷</mo>
        <mfrac>
          <mrow>
            <mo stretchy="false">−</mo>
            <mn>1</mn>
          </mrow>
          <mn>15</mn>
        </mfrac>
        <mo stretchy="false">×</mo>
        <mfrac>
          <mn>4</mn>
          <mn>15</mn>
        </mfrac>
      </mrow>
    </mstyle>
    <annotation encoding="StarMath 5.0">
size 18 {{-5} over {12} div {{-1} over {15}} times {{4} over {15}} } </annotation>
  </semantics>
</math>
</file>

<file path=Object 6/content.xml><?xml version="1.0" encoding="utf-8"?>
<math xmlns="http://www.w3.org/1998/Math/MathML" display="block">
  <semantics>
    <mstyle mathsize="18pt">
      <mrow>
        <mfrac>
          <mrow>
            <mo stretchy="false">−</mo>
            <mn>13</mn>
          </mrow>
          <mn>3</mn>
        </mfrac>
        <mo stretchy="false">+</mo>
        <mrow>
          <mfrac>
            <mn>2</mn>
            <mn>3</mn>
          </mfrac>
          <mo stretchy="false">÷</mo>
          <mfrac>
            <mn>10</mn>
            <mn>31</mn>
          </mfrac>
        </mrow>
      </mrow>
    </mstyle>
    <annotation encoding="StarMath 5.0">
size 18 {{-13} over {3} + {2} over {3} div {{10} over {31}} } </annotation>
  </semantics>
</math>
</file>

<file path=Object 7/content.xml><?xml version="1.0" encoding="utf-8"?>
<math xmlns="http://www.w3.org/1998/Math/MathML" display="block">
  <semantics>
    <mstyle mathsize="18pt">
      <mrow>
        <mfrac>
          <mrow>
            <mo stretchy="false">−</mo>
            <mn>13</mn>
          </mrow>
          <mn>7</mn>
        </mfrac>
        <mo stretchy="false">−</mo>
        <mrow>
          <mo fence="true" stretchy="false">(</mo>
          <mrow>
            <mrow>
              <mfrac>
                <mrow>
                  <mo stretchy="false">−</mo>
                  <mn>3</mn>
                </mrow>
                <mn>28</mn>
              </mfrac>
              <mo stretchy="false">+</mo>
              <mfrac>
                <mn>3</mn>
                <mn>4</mn>
              </mfrac>
            </mrow>
          </mrow>
          <mo fence="true" stretchy="false">)</mo>
        </mrow>
      </mrow>
    </mstyle>
    <annotation encoding="StarMath 5.0">
size 18 {{-13} over {7} - ({-3} over {28} + {{3} over {4}}) } </annotation>
  </semantics>
</math>
</file>

<file path=Object 8/content.xml><?xml version="1.0" encoding="utf-8"?>
<math xmlns="http://www.w3.org/1998/Math/MathML" display="block">
  <semantics>
    <mstyle mathsize="18pt">
      <mrow>
        <mfrac>
          <mrow>
            <mo stretchy="false">−</mo>
            <mn>9</mn>
          </mrow>
          <mn>4</mn>
        </mfrac>
        <mo stretchy="false">−</mo>
        <mrow>
          <mo fence="true" stretchy="false">(</mo>
          <mrow>
            <mrow>
              <mfrac>
                <mrow>
                  <mo stretchy="false">−</mo>
                  <mn>1</mn>
                </mrow>
                <mn>10</mn>
              </mfrac>
              <mo stretchy="false">+</mo>
              <mfrac>
                <mrow>
                  <mo stretchy="false">−</mo>
                  <mn>7</mn>
                </mrow>
                <mn>4</mn>
              </mfrac>
            </mrow>
          </mrow>
          <mo fence="true" stretchy="false">)</mo>
        </mrow>
      </mrow>
    </mstyle>
    <annotation encoding="StarMath 5.0">
size 18 {{-9} over {4} - ({-1} over {10} + {{-7} over {4}}) } </annotation>
  </semantics>
</math>
</file>